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3.035cm" svg:y="2.885cm">
            <draw:object draw:notify-on-update-of-ranges="Sheet1.J29:Sheet1.J33 Sheet1.J30:Sheet1.J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IS</text:p>
          </table:table-cell>
          <table:table-cell office:value-type="string" calcext:value-type="string">
            <text:p>Marks</text:p>
          </table:table-cell>
          <table:table-cell office:value-type="string" calcext:value-type="string">
            <text:p>Grade (IF)</text:p>
          </table:table-cell>
          <table:table-cell office:value-type="string" calcext:value-type="string">
            <text:p>Grade (VLOOKUP)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01" calcext:value-type="float">
            <text:p>612203001</text:p>
          </table:table-cell>
          <table:table-cell office:value-type="float" office:value="67" calcext:value-type="float">
            <text:p>67</text:p>
          </table:table-cell>
          <table:table-cell table:formula="of:=(IF([.C3]&gt;90;&quot;A&quot;;IF([.C3]&gt;80;&quot;B&quot;;IF([.C3]&gt;70;&quot;C&quot;;IF([.C3]&gt;60;&quot;D&quot;;&quot;F&quot;)))))" office:value-type="string" office:string-value="D" calcext:value-type="string">
            <text:p>D</text:p>
          </table:table-cell>
          <table:table-cell table:style-name="ce2" table:formula="of:=VLOOKUP([.C3]; [.H$30:.I$34]; 2; 1)" office:value-type="string" office:string-value="D" calcext:value-type="string">
            <text:p>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02" calcext:value-type="float">
            <text:p>612203002</text:p>
          </table:table-cell>
          <table:table-cell office:value-type="float" office:value="38" calcext:value-type="float">
            <text:p>38</text:p>
          </table:table-cell>
          <table:table-cell table:formula="of:=(IF([.C4]&gt;90;&quot;A&quot;;IF([.C4]&gt;80;&quot;B&quot;;IF([.C4]&gt;70;&quot;C&quot;;IF([.C4]&gt;60;&quot;D&quot;;&quot;F&quot;)))))" office:value-type="string" office:string-value="F" calcext:value-type="string">
            <text:p>F</text:p>
          </table:table-cell>
          <table:table-cell table:formula="of:=VLOOKUP([.C4]; [.H$30:.I$34]; 2; 1)" office:value-type="string" office:string-value="F" calcext:value-type="string">
            <text:p>F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03" calcext:value-type="float">
            <text:p>612203003</text:p>
          </table:table-cell>
          <table:table-cell office:value-type="float" office:value="83" calcext:value-type="float">
            <text:p>83</text:p>
          </table:table-cell>
          <table:table-cell table:formula="of:=(IF([.C5]&gt;90;&quot;A&quot;;IF([.C5]&gt;80;&quot;B&quot;;IF([.C5]&gt;70;&quot;C&quot;;IF([.C5]&gt;60;&quot;D&quot;;&quot;F&quot;)))))" office:value-type="string" office:string-value="B" calcext:value-type="string">
            <text:p>B</text:p>
          </table:table-cell>
          <table:table-cell table:formula="of:=VLOOKUP([.C5]; [.H$30:.I$34]; 2; 1)" office:value-type="string" office:string-value="B" calcext:value-type="string">
            <text:p>B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04" calcext:value-type="float">
            <text:p>612203004</text:p>
          </table:table-cell>
          <table:table-cell office:value-type="float" office:value="90" calcext:value-type="float">
            <text:p>90</text:p>
          </table:table-cell>
          <table:table-cell table:formula="of:=(IF([.C6]&gt;90;&quot;A&quot;;IF([.C6]&gt;80;&quot;B&quot;;IF([.C6]&gt;70;&quot;C&quot;;IF([.C6]&gt;60;&quot;D&quot;;&quot;F&quot;)))))" office:value-type="string" office:string-value="B" calcext:value-type="string">
            <text:p>B</text:p>
          </table:table-cell>
          <table:table-cell table:formula="of:=VLOOKUP([.C6]; [.H$30:.I$34]; 2; 1)" office:value-type="string" office:string-value="B" calcext:value-type="string">
            <text:p>B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05" calcext:value-type="float">
            <text:p>612203005</text:p>
          </table:table-cell>
          <table:table-cell office:value-type="float" office:value="99" calcext:value-type="float">
            <text:p>99</text:p>
          </table:table-cell>
          <table:table-cell table:formula="of:=(IF([.C7]&gt;90;&quot;A&quot;;IF([.C7]&gt;80;&quot;B&quot;;IF([.C7]&gt;70;&quot;C&quot;;IF([.C7]&gt;60;&quot;D&quot;;&quot;F&quot;)))))" office:value-type="string" office:string-value="A" calcext:value-type="string">
            <text:p>A</text:p>
          </table:table-cell>
          <table:table-cell table:formula="of:=VLOOKUP([.C7]; [.H$30:.I$34]; 2; 1)" office:value-type="string" office:string-value="A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06" calcext:value-type="float">
            <text:p>612203006</text:p>
          </table:table-cell>
          <table:table-cell office:value-type="float" office:value="21" calcext:value-type="float">
            <text:p>21</text:p>
          </table:table-cell>
          <table:table-cell table:formula="of:=(IF([.C8]&gt;90;&quot;A&quot;;IF([.C8]&gt;80;&quot;B&quot;;IF([.C8]&gt;70;&quot;C&quot;;IF([.C8]&gt;60;&quot;D&quot;;&quot;F&quot;)))))" office:value-type="string" office:string-value="F" calcext:value-type="string">
            <text:p>F</text:p>
          </table:table-cell>
          <table:table-cell table:formula="of:=VLOOKUP([.C8]; [.H$30:.I$34]; 2; 1)" office:value-type="string" office:string-value="F" calcext:value-type="string">
            <text:p>F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07" calcext:value-type="float">
            <text:p>612203007</text:p>
          </table:table-cell>
          <table:table-cell office:value-type="float" office:value="88" calcext:value-type="float">
            <text:p>88</text:p>
          </table:table-cell>
          <table:table-cell table:formula="of:=(IF([.C9]&gt;90;&quot;A&quot;;IF([.C9]&gt;80;&quot;B&quot;;IF([.C9]&gt;70;&quot;C&quot;;IF([.C9]&gt;60;&quot;D&quot;;&quot;F&quot;)))))" office:value-type="string" office:string-value="B" calcext:value-type="string">
            <text:p>B</text:p>
          </table:table-cell>
          <table:table-cell table:formula="of:=VLOOKUP([.C9]; [.H$30:.I$34]; 2; 1)" office:value-type="string" office:string-value="B" calcext:value-type="string">
            <text:p>B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08" calcext:value-type="float">
            <text:p>612203008</text:p>
          </table:table-cell>
          <table:table-cell office:value-type="float" office:value="74" calcext:value-type="float">
            <text:p>74</text:p>
          </table:table-cell>
          <table:table-cell table:formula="of:=(IF([.C10]&gt;90;&quot;A&quot;;IF([.C10]&gt;80;&quot;B&quot;;IF([.C10]&gt;70;&quot;C&quot;;IF([.C10]&gt;60;&quot;D&quot;;&quot;F&quot;)))))" office:value-type="string" office:string-value="C" calcext:value-type="string">
            <text:p>C</text:p>
          </table:table-cell>
          <table:table-cell table:formula="of:=VLOOKUP([.C10]; [.H$30:.I$34]; 2; 1)" office:value-type="string" office:string-value="C" calcext:value-type="string">
            <text:p>C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09" calcext:value-type="float">
            <text:p>612203009</text:p>
          </table:table-cell>
          <table:table-cell office:value-type="float" office:value="54" calcext:value-type="float">
            <text:p>54</text:p>
          </table:table-cell>
          <table:table-cell table:formula="of:=(IF([.C11]&gt;90;&quot;A&quot;;IF([.C11]&gt;80;&quot;B&quot;;IF([.C11]&gt;70;&quot;C&quot;;IF([.C11]&gt;60;&quot;D&quot;;&quot;F&quot;)))))" office:value-type="string" office:string-value="F" calcext:value-type="string">
            <text:p>F</text:p>
          </table:table-cell>
          <table:table-cell table:formula="of:=VLOOKUP([.C11]; [.H$30:.I$34]; 2; 1)" office:value-type="string" office:string-value="F" calcext:value-type="string">
            <text:p>F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10" calcext:value-type="float">
            <text:p>612203010</text:p>
          </table:table-cell>
          <table:table-cell office:value-type="float" office:value="28" calcext:value-type="float">
            <text:p>28</text:p>
          </table:table-cell>
          <table:table-cell table:formula="of:=(IF([.C12]&gt;90;&quot;A&quot;;IF([.C12]&gt;80;&quot;B&quot;;IF([.C12]&gt;70;&quot;C&quot;;IF([.C12]&gt;60;&quot;D&quot;;&quot;F&quot;)))))" office:value-type="string" office:string-value="F" calcext:value-type="string">
            <text:p>F</text:p>
          </table:table-cell>
          <table:table-cell table:formula="of:=VLOOKUP([.C12]; [.H$30:.I$34]; 2; 1)" office:value-type="string" office:string-value="F" calcext:value-type="string">
            <text:p>F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11" calcext:value-type="float">
            <text:p>612203011</text:p>
          </table:table-cell>
          <table:table-cell office:value-type="float" office:value="93" calcext:value-type="float">
            <text:p>93</text:p>
          </table:table-cell>
          <table:table-cell table:formula="of:=(IF([.C13]&gt;90;&quot;A&quot;;IF([.C13]&gt;80;&quot;B&quot;;IF([.C13]&gt;70;&quot;C&quot;;IF([.C13]&gt;60;&quot;D&quot;;&quot;F&quot;)))))" office:value-type="string" office:string-value="A" calcext:value-type="string">
            <text:p>A</text:p>
          </table:table-cell>
          <table:table-cell table:formula="of:=VLOOKUP([.C13]; [.H$30:.I$34]; 2; 1)" office:value-type="string" office:string-value="A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12" calcext:value-type="float">
            <text:p>612203012</text:p>
          </table:table-cell>
          <table:table-cell office:value-type="float" office:value="92" calcext:value-type="float">
            <text:p>92</text:p>
          </table:table-cell>
          <table:table-cell table:formula="of:=(IF([.C14]&gt;90;&quot;A&quot;;IF([.C14]&gt;80;&quot;B&quot;;IF([.C14]&gt;70;&quot;C&quot;;IF([.C14]&gt;60;&quot;D&quot;;&quot;F&quot;)))))" office:value-type="string" office:string-value="A" calcext:value-type="string">
            <text:p>A</text:p>
          </table:table-cell>
          <table:table-cell table:formula="of:=VLOOKUP([.C14]; [.H$30:.I$34]; 2; 1)" office:value-type="string" office:string-value="A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13" calcext:value-type="float">
            <text:p>612203013</text:p>
          </table:table-cell>
          <table:table-cell office:value-type="float" office:value="77" calcext:value-type="float">
            <text:p>77</text:p>
          </table:table-cell>
          <table:table-cell table:formula="of:=(IF([.C15]&gt;90;&quot;A&quot;;IF([.C15]&gt;80;&quot;B&quot;;IF([.C15]&gt;70;&quot;C&quot;;IF([.C15]&gt;60;&quot;D&quot;;&quot;F&quot;)))))" office:value-type="string" office:string-value="C" calcext:value-type="string">
            <text:p>C</text:p>
          </table:table-cell>
          <table:table-cell table:formula="of:=VLOOKUP([.C15]; [.H$30:.I$34]; 2; 1)" office:value-type="string" office:string-value="C" calcext:value-type="string">
            <text:p>C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14" calcext:value-type="float">
            <text:p>612203014</text:p>
          </table:table-cell>
          <table:table-cell office:value-type="float" office:value="66" calcext:value-type="float">
            <text:p>66</text:p>
          </table:table-cell>
          <table:table-cell table:formula="of:=(IF([.C16]&gt;90;&quot;A&quot;;IF([.C16]&gt;80;&quot;B&quot;;IF([.C16]&gt;70;&quot;C&quot;;IF([.C16]&gt;60;&quot;D&quot;;&quot;F&quot;)))))" office:value-type="string" office:string-value="D" calcext:value-type="string">
            <text:p>D</text:p>
          </table:table-cell>
          <table:table-cell table:formula="of:=VLOOKUP([.C16]; [.H$30:.I$34]; 2; 1)" office:value-type="string" office:string-value="D" calcext:value-type="string">
            <text:p>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15" calcext:value-type="float">
            <text:p>612203015</text:p>
          </table:table-cell>
          <table:table-cell office:value-type="float" office:value="55" calcext:value-type="float">
            <text:p>55</text:p>
          </table:table-cell>
          <table:table-cell table:formula="of:=(IF([.C17]&gt;90;&quot;A&quot;;IF([.C17]&gt;80;&quot;B&quot;;IF([.C17]&gt;70;&quot;C&quot;;IF([.C17]&gt;60;&quot;D&quot;;&quot;F&quot;)))))" office:value-type="string" office:string-value="F" calcext:value-type="string">
            <text:p>F</text:p>
          </table:table-cell>
          <table:table-cell table:formula="of:=VLOOKUP([.C17]; [.H$30:.I$34]; 2; 1)" office:value-type="string" office:string-value="F" calcext:value-type="string">
            <text:p>F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16" calcext:value-type="float">
            <text:p>612203016</text:p>
          </table:table-cell>
          <table:table-cell office:value-type="float" office:value="44" calcext:value-type="float">
            <text:p>44</text:p>
          </table:table-cell>
          <table:table-cell table:formula="of:=(IF([.C18]&gt;90;&quot;A&quot;;IF([.C18]&gt;80;&quot;B&quot;;IF([.C18]&gt;70;&quot;C&quot;;IF([.C18]&gt;60;&quot;D&quot;;&quot;F&quot;)))))" office:value-type="string" office:string-value="F" calcext:value-type="string">
            <text:p>F</text:p>
          </table:table-cell>
          <table:table-cell table:formula="of:=VLOOKUP([.C18]; [.H$30:.I$34]; 2; 1)" office:value-type="string" office:string-value="F" calcext:value-type="string">
            <text:p>F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17" calcext:value-type="float">
            <text:p>612203017</text:p>
          </table:table-cell>
          <table:table-cell office:value-type="float" office:value="60" calcext:value-type="float">
            <text:p>60</text:p>
          </table:table-cell>
          <table:table-cell table:formula="of:=(IF([.C19]&gt;90;&quot;A&quot;;IF([.C19]&gt;80;&quot;B&quot;;IF([.C19]&gt;70;&quot;C&quot;;IF([.C19]&gt;60;&quot;D&quot;;&quot;F&quot;)))))" office:value-type="string" office:string-value="F" calcext:value-type="string">
            <text:p>F</text:p>
          </table:table-cell>
          <table:table-cell table:formula="of:=VLOOKUP([.C19]; [.H$30:.I$34]; 2; 1)" office:value-type="string" office:string-value="F" calcext:value-type="string">
            <text:p>F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18" calcext:value-type="float">
            <text:p>612203018</text:p>
          </table:table-cell>
          <table:table-cell office:value-type="float" office:value="35" calcext:value-type="float">
            <text:p>35</text:p>
          </table:table-cell>
          <table:table-cell table:formula="of:=(IF([.C20]&gt;90;&quot;A&quot;;IF([.C20]&gt;80;&quot;B&quot;;IF([.C20]&gt;70;&quot;C&quot;;IF([.C20]&gt;60;&quot;D&quot;;&quot;F&quot;)))))" office:value-type="string" office:string-value="F" calcext:value-type="string">
            <text:p>F</text:p>
          </table:table-cell>
          <table:table-cell table:formula="of:=VLOOKUP([.C20]; [.H$30:.I$34]; 2; 1)" office:value-type="string" office:string-value="F" calcext:value-type="string">
            <text:p>F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19" calcext:value-type="float">
            <text:p>612203019</text:p>
          </table:table-cell>
          <table:table-cell office:value-type="float" office:value="86" calcext:value-type="float">
            <text:p>86</text:p>
          </table:table-cell>
          <table:table-cell table:formula="of:=(IF([.C21]&gt;90;&quot;A&quot;;IF([.C21]&gt;80;&quot;B&quot;;IF([.C21]&gt;70;&quot;C&quot;;IF([.C21]&gt;60;&quot;D&quot;;&quot;F&quot;)))))" office:value-type="string" office:string-value="B" calcext:value-type="string">
            <text:p>B</text:p>
          </table:table-cell>
          <table:table-cell table:formula="of:=VLOOKUP([.C21]; [.H$30:.I$34]; 2; 1)" office:value-type="string" office:string-value="B" calcext:value-type="string">
            <text:p>B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20" calcext:value-type="float">
            <text:p>612203020</text:p>
          </table:table-cell>
          <table:table-cell office:value-type="float" office:value="91" calcext:value-type="float">
            <text:p>91</text:p>
          </table:table-cell>
          <table:table-cell table:formula="of:=(IF([.C22]&gt;90;&quot;A&quot;;IF([.C22]&gt;80;&quot;B&quot;;IF([.C22]&gt;70;&quot;C&quot;;IF([.C22]&gt;60;&quot;D&quot;;&quot;F&quot;)))))" office:value-type="string" office:string-value="A" calcext:value-type="string">
            <text:p>A</text:p>
          </table:table-cell>
          <table:table-cell table:formula="of:=VLOOKUP([.C22]; [.H$30:.I$34]; 2; 1)" office:value-type="string" office:string-value="A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21" calcext:value-type="float">
            <text:p>612203021</text:p>
          </table:table-cell>
          <table:table-cell office:value-type="float" office:value="68" calcext:value-type="float">
            <text:p>68</text:p>
          </table:table-cell>
          <table:table-cell table:formula="of:=(IF([.C23]&gt;90;&quot;A&quot;;IF([.C23]&gt;80;&quot;B&quot;;IF([.C23]&gt;70;&quot;C&quot;;IF([.C23]&gt;60;&quot;D&quot;;&quot;F&quot;)))))" office:value-type="string" office:string-value="D" calcext:value-type="string">
            <text:p>D</text:p>
          </table:table-cell>
          <table:table-cell table:style-name="ce2" table:formula="of:=VLOOKUP([.C23]; [.H$30:.I$34]; 2; 1)" office:value-type="string" office:string-value="D" calcext:value-type="string">
            <text:p>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22" calcext:value-type="float">
            <text:p>612203022</text:p>
          </table:table-cell>
          <table:table-cell office:value-type="float" office:value="39" calcext:value-type="float">
            <text:p>39</text:p>
          </table:table-cell>
          <table:table-cell table:formula="of:=(IF([.C24]&gt;90;&quot;A&quot;;IF([.C24]&gt;80;&quot;B&quot;;IF([.C24]&gt;70;&quot;C&quot;;IF([.C24]&gt;60;&quot;D&quot;;&quot;F&quot;)))))" office:value-type="string" office:string-value="F" calcext:value-type="string">
            <text:p>F</text:p>
          </table:table-cell>
          <table:table-cell table:formula="of:=VLOOKUP([.C24]; [.H$30:.I$34]; 2; 1)" office:value-type="string" office:string-value="F" calcext:value-type="string">
            <text:p>F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23" calcext:value-type="float">
            <text:p>612203023</text:p>
          </table:table-cell>
          <table:table-cell office:value-type="float" office:value="84" calcext:value-type="float">
            <text:p>84</text:p>
          </table:table-cell>
          <table:table-cell table:formula="of:=(IF([.C25]&gt;90;&quot;A&quot;;IF([.C25]&gt;80;&quot;B&quot;;IF([.C25]&gt;70;&quot;C&quot;;IF([.C25]&gt;60;&quot;D&quot;;&quot;F&quot;)))))" office:value-type="string" office:string-value="B" calcext:value-type="string">
            <text:p>B</text:p>
          </table:table-cell>
          <table:table-cell table:formula="of:=VLOOKUP([.C25]; [.H$30:.I$34]; 2; 1)" office:value-type="string" office:string-value="B" calcext:value-type="string">
            <text:p>B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24" calcext:value-type="float">
            <text:p>612203024</text:p>
          </table:table-cell>
          <table:table-cell office:value-type="float" office:value="91" calcext:value-type="float">
            <text:p>91</text:p>
          </table:table-cell>
          <table:table-cell table:formula="of:=(IF([.C26]&gt;90;&quot;A&quot;;IF([.C26]&gt;80;&quot;B&quot;;IF([.C26]&gt;70;&quot;C&quot;;IF([.C26]&gt;60;&quot;D&quot;;&quot;F&quot;)))))" office:value-type="string" office:string-value="A" calcext:value-type="string">
            <text:p>A</text:p>
          </table:table-cell>
          <table:table-cell table:formula="of:=VLOOKUP([.C26]; [.H$30:.I$34]; 2; 1)" office:value-type="string" office:string-value="A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25" calcext:value-type="float">
            <text:p>612203025</text:p>
          </table:table-cell>
          <table:table-cell office:value-type="float" office:value="100" calcext:value-type="float">
            <text:p>100</text:p>
          </table:table-cell>
          <table:table-cell table:formula="of:=(IF([.C27]&gt;90;&quot;A&quot;;IF([.C27]&gt;80;&quot;B&quot;;IF([.C27]&gt;70;&quot;C&quot;;IF([.C27]&gt;60;&quot;D&quot;;&quot;F&quot;)))))" office:value-type="string" office:string-value="A" calcext:value-type="string">
            <text:p>A</text:p>
          </table:table-cell>
          <table:table-cell table:formula="of:=VLOOKUP([.C27]; [.H$30:.I$34]; 2; 1)" office:value-type="string" office:string-value="A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26" calcext:value-type="float">
            <text:p>612203026</text:p>
          </table:table-cell>
          <table:table-cell office:value-type="float" office:value="22" calcext:value-type="float">
            <text:p>22</text:p>
          </table:table-cell>
          <table:table-cell table:formula="of:=(IF([.C28]&gt;90;&quot;A&quot;;IF([.C28]&gt;80;&quot;B&quot;;IF([.C28]&gt;70;&quot;C&quot;;IF([.C28]&gt;60;&quot;D&quot;;&quot;F&quot;)))))" office:value-type="string" office:string-value="F" calcext:value-type="string">
            <text:p>F</text:p>
          </table:table-cell>
          <table:table-cell table:formula="of:=VLOOKUP([.C28]; [.H$30:.I$34]; 2; 1)" office:value-type="string" office:string-value="F" calcext:value-type="string">
            <text:p>F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27" calcext:value-type="float">
            <text:p>612203027</text:p>
          </table:table-cell>
          <table:table-cell office:value-type="float" office:value="89" calcext:value-type="float">
            <text:p>89</text:p>
          </table:table-cell>
          <table:table-cell table:formula="of:=(IF([.C29]&gt;90;&quot;A&quot;;IF([.C29]&gt;80;&quot;B&quot;;IF([.C29]&gt;70;&quot;C&quot;;IF([.C29]&gt;60;&quot;D&quot;;&quot;F&quot;)))))" office:value-type="string" office:string-value="B" calcext:value-type="string">
            <text:p>B</text:p>
          </table:table-cell>
          <table:table-cell table:formula="of:=VLOOKUP([.C29]; [.H$30:.I$34]; 2; 1)" office:value-type="string" office:string-value="B" calcext:value-type="string">
            <text:p>B</text:p>
          </table:table-cell>
          <table:table-cell table:number-columns-repeated="2"/>
          <table:table-cell office:value-type="string" calcext:value-type="string">
            <text:p>CRITERIA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COUNT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12203028" calcext:value-type="float">
            <text:p>612203028</text:p>
          </table:table-cell>
          <table:table-cell office:value-type="float" office:value="75" calcext:value-type="float">
            <text:p>75</text:p>
          </table:table-cell>
          <table:table-cell table:formula="of:=(IF([.C30]&gt;90;&quot;A&quot;;IF([.C30]&gt;80;&quot;B&quot;;IF([.C30]&gt;70;&quot;C&quot;;IF([.C30]&gt;60;&quot;D&quot;;&quot;F&quot;)))))" office:value-type="string" office:string-value="C" calcext:value-type="string">
            <text:p>C</text:p>
          </table:table-cell>
          <table:table-cell table:formula="of:=VLOOKUP([.C30]; [.H$30:.I$34]; 2; 1)" office:value-type="string" office:string-value="C" calcext:value-type="string">
            <text:p>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formula="of:=COUNTIF([.E$3:.E$102]; [.I30])"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12203029" calcext:value-type="float">
            <text:p>612203029</text:p>
          </table:table-cell>
          <table:table-cell office:value-type="float" office:value="55" calcext:value-type="float">
            <text:p>55</text:p>
          </table:table-cell>
          <table:table-cell table:formula="of:=(IF([.C31]&gt;90;&quot;A&quot;;IF([.C31]&gt;80;&quot;B&quot;;IF([.C31]&gt;70;&quot;C&quot;;IF([.C31]&gt;60;&quot;D&quot;;&quot;F&quot;)))))" office:value-type="string" office:string-value="F" calcext:value-type="string">
            <text:p>F</text:p>
          </table:table-cell>
          <table:table-cell table:formula="of:=VLOOKUP([.C31]; [.H$30:.I$34]; 2; 1)" office:value-type="string" office:string-value="F" calcext:value-type="string">
            <text:p>F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D</text:p>
          </table:table-cell>
          <table:table-cell table:formula="of:=COUNTIF([.E$3:.E$102]; [.I31]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12203030" calcext:value-type="float">
            <text:p>612203030</text:p>
          </table:table-cell>
          <table:table-cell office:value-type="float" office:value="29" calcext:value-type="float">
            <text:p>29</text:p>
          </table:table-cell>
          <table:table-cell table:formula="of:=(IF([.C32]&gt;90;&quot;A&quot;;IF([.C32]&gt;80;&quot;B&quot;;IF([.C32]&gt;70;&quot;C&quot;;IF([.C32]&gt;60;&quot;D&quot;;&quot;F&quot;)))))" office:value-type="string" office:string-value="F" calcext:value-type="string">
            <text:p>F</text:p>
          </table:table-cell>
          <table:table-cell table:formula="of:=VLOOKUP([.C32]; [.H$30:.I$34]; 2; 1)" office:value-type="string" office:string-value="F" calcext:value-type="string">
            <text:p>F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C</text:p>
          </table:table-cell>
          <table:table-cell table:formula="of:=COUNTIF([.E$3:.E$102]; [.I32])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12203031" calcext:value-type="float">
            <text:p>612203031</text:p>
          </table:table-cell>
          <table:table-cell office:value-type="float" office:value="94" calcext:value-type="float">
            <text:p>94</text:p>
          </table:table-cell>
          <table:table-cell table:formula="of:=(IF([.C33]&gt;90;&quot;A&quot;;IF([.C33]&gt;80;&quot;B&quot;;IF([.C33]&gt;70;&quot;C&quot;;IF([.C33]&gt;60;&quot;D&quot;;&quot;F&quot;)))))" office:value-type="string" office:string-value="A" calcext:value-type="string">
            <text:p>A</text:p>
          </table:table-cell>
          <table:table-cell table:formula="of:=VLOOKUP([.C33]; [.H$30:.I$34]; 2; 1)" office:value-type="string" office:string-value="A" calcext:value-type="string">
            <text:p>A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B</text:p>
          </table:table-cell>
          <table:table-cell table:formula="of:=COUNTIF([.E$3:.E$102]; [.I33])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12203032" calcext:value-type="float">
            <text:p>612203032</text:p>
          </table:table-cell>
          <table:table-cell office:value-type="float" office:value="93" calcext:value-type="float">
            <text:p>93</text:p>
          </table:table-cell>
          <table:table-cell table:formula="of:=(IF([.C34]&gt;90;&quot;A&quot;;IF([.C34]&gt;80;&quot;B&quot;;IF([.C34]&gt;70;&quot;C&quot;;IF([.C34]&gt;60;&quot;D&quot;;&quot;F&quot;)))))" office:value-type="string" office:string-value="A" calcext:value-type="string">
            <text:p>A</text:p>
          </table:table-cell>
          <table:table-cell table:formula="of:=VLOOKUP([.C34]; [.H$30:.I$34]; 2; 1)" office:value-type="string" office:string-value="A" calcext:value-type="string">
            <text:p>A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A</text:p>
          </table:table-cell>
          <table:table-cell table:formula="of:=COUNTIF([.E$3:.E$102]; [.I34])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12203033" calcext:value-type="float">
            <text:p>612203033</text:p>
          </table:table-cell>
          <table:table-cell office:value-type="float" office:value="78" calcext:value-type="float">
            <text:p>78</text:p>
          </table:table-cell>
          <table:table-cell table:formula="of:=(IF([.C35]&gt;90;&quot;A&quot;;IF([.C35]&gt;80;&quot;B&quot;;IF([.C35]&gt;70;&quot;C&quot;;IF([.C35]&gt;60;&quot;D&quot;;&quot;F&quot;)))))" office:value-type="string" office:string-value="C" calcext:value-type="string">
            <text:p>C</text:p>
          </table:table-cell>
          <table:table-cell table:formula="of:=VLOOKUP([.C35]; [.H$30:.I$34]; 2; 1)" office:value-type="string" office:string-value="C" calcext:value-type="string">
            <text:p>C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34" calcext:value-type="float">
            <text:p>612203034</text:p>
          </table:table-cell>
          <table:table-cell office:value-type="float" office:value="67" calcext:value-type="float">
            <text:p>67</text:p>
          </table:table-cell>
          <table:table-cell table:formula="of:=(IF([.C36]&gt;90;&quot;A&quot;;IF([.C36]&gt;80;&quot;B&quot;;IF([.C36]&gt;70;&quot;C&quot;;IF([.C36]&gt;60;&quot;D&quot;;&quot;F&quot;)))))" office:value-type="string" office:string-value="D" calcext:value-type="string">
            <text:p>D</text:p>
          </table:table-cell>
          <table:table-cell table:formula="of:=VLOOKUP([.C36]; [.H$30:.I$34]; 2; 1)" office:value-type="string" office:string-value="D" calcext:value-type="string">
            <text:p>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35" calcext:value-type="float">
            <text:p>612203035</text:p>
          </table:table-cell>
          <table:table-cell office:value-type="float" office:value="56" calcext:value-type="float">
            <text:p>56</text:p>
          </table:table-cell>
          <table:table-cell table:formula="of:=(IF([.C37]&gt;90;&quot;A&quot;;IF([.C37]&gt;80;&quot;B&quot;;IF([.C37]&gt;70;&quot;C&quot;;IF([.C37]&gt;60;&quot;D&quot;;&quot;F&quot;)))))" office:value-type="string" office:string-value="F" calcext:value-type="string">
            <text:p>F</text:p>
          </table:table-cell>
          <table:table-cell table:formula="of:=VLOOKUP([.C37]; [.H$30:.I$34]; 2; 1)" office:value-type="string" office:string-value="F" calcext:value-type="string">
            <text:p>F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36" calcext:value-type="float">
            <text:p>612203036</text:p>
          </table:table-cell>
          <table:table-cell office:value-type="float" office:value="45" calcext:value-type="float">
            <text:p>45</text:p>
          </table:table-cell>
          <table:table-cell table:formula="of:=(IF([.C38]&gt;90;&quot;A&quot;;IF([.C38]&gt;80;&quot;B&quot;;IF([.C38]&gt;70;&quot;C&quot;;IF([.C38]&gt;60;&quot;D&quot;;&quot;F&quot;)))))" office:value-type="string" office:string-value="F" calcext:value-type="string">
            <text:p>F</text:p>
          </table:table-cell>
          <table:table-cell table:formula="of:=VLOOKUP([.C38]; [.H$30:.I$34]; 2; 1)" office:value-type="string" office:string-value="F" calcext:value-type="string">
            <text:p>F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37" calcext:value-type="float">
            <text:p>612203037</text:p>
          </table:table-cell>
          <table:table-cell office:value-type="float" office:value="61" calcext:value-type="float">
            <text:p>61</text:p>
          </table:table-cell>
          <table:table-cell table:formula="of:=(IF([.C39]&gt;90;&quot;A&quot;;IF([.C39]&gt;80;&quot;B&quot;;IF([.C39]&gt;70;&quot;C&quot;;IF([.C39]&gt;60;&quot;D&quot;;&quot;F&quot;)))))" office:value-type="string" office:string-value="D" calcext:value-type="string">
            <text:p>D</text:p>
          </table:table-cell>
          <table:table-cell table:formula="of:=VLOOKUP([.C39]; [.H$30:.I$34]; 2; 1)" office:value-type="string" office:string-value="D" calcext:value-type="string">
            <text:p>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38" calcext:value-type="float">
            <text:p>612203038</text:p>
          </table:table-cell>
          <table:table-cell office:value-type="float" office:value="36" calcext:value-type="float">
            <text:p>36</text:p>
          </table:table-cell>
          <table:table-cell table:formula="of:=(IF([.C40]&gt;90;&quot;A&quot;;IF([.C40]&gt;80;&quot;B&quot;;IF([.C40]&gt;70;&quot;C&quot;;IF([.C40]&gt;60;&quot;D&quot;;&quot;F&quot;)))))" office:value-type="string" office:string-value="F" calcext:value-type="string">
            <text:p>F</text:p>
          </table:table-cell>
          <table:table-cell table:formula="of:=VLOOKUP([.C40]; [.H$30:.I$34]; 2; 1)" office:value-type="string" office:string-value="F" calcext:value-type="string">
            <text:p>F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39" calcext:value-type="float">
            <text:p>612203039</text:p>
          </table:table-cell>
          <table:table-cell office:value-type="float" office:value="87" calcext:value-type="float">
            <text:p>87</text:p>
          </table:table-cell>
          <table:table-cell table:formula="of:=(IF([.C41]&gt;90;&quot;A&quot;;IF([.C41]&gt;80;&quot;B&quot;;IF([.C41]&gt;70;&quot;C&quot;;IF([.C41]&gt;60;&quot;D&quot;;&quot;F&quot;)))))" office:value-type="string" office:string-value="B" calcext:value-type="string">
            <text:p>B</text:p>
          </table:table-cell>
          <table:table-cell table:formula="of:=VLOOKUP([.C41]; [.H$30:.I$34]; 2; 1)" office:value-type="string" office:string-value="B" calcext:value-type="string">
            <text:p>B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40" calcext:value-type="float">
            <text:p>612203040</text:p>
          </table:table-cell>
          <table:table-cell office:value-type="float" office:value="77" calcext:value-type="float">
            <text:p>77</text:p>
          </table:table-cell>
          <table:table-cell table:formula="of:=(IF([.C42]&gt;90;&quot;A&quot;;IF([.C42]&gt;80;&quot;B&quot;;IF([.C42]&gt;70;&quot;C&quot;;IF([.C42]&gt;60;&quot;D&quot;;&quot;F&quot;)))))" office:value-type="string" office:string-value="C" calcext:value-type="string">
            <text:p>C</text:p>
          </table:table-cell>
          <table:table-cell table:formula="of:=VLOOKUP([.C42]; [.H$30:.I$34]; 2; 1)" office:value-type="string" office:string-value="C" calcext:value-type="string">
            <text:p>C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41" calcext:value-type="float">
            <text:p>612203041</text:p>
          </table:table-cell>
          <table:table-cell office:value-type="float" office:value="69" calcext:value-type="float">
            <text:p>69</text:p>
          </table:table-cell>
          <table:table-cell table:formula="of:=(IF([.C43]&gt;90;&quot;A&quot;;IF([.C43]&gt;80;&quot;B&quot;;IF([.C43]&gt;70;&quot;C&quot;;IF([.C43]&gt;60;&quot;D&quot;;&quot;F&quot;)))))" office:value-type="string" office:string-value="D" calcext:value-type="string">
            <text:p>D</text:p>
          </table:table-cell>
          <table:table-cell table:style-name="ce2" table:formula="of:=VLOOKUP([.C43]; [.H$30:.I$34]; 2; 1)" office:value-type="string" office:string-value="D" calcext:value-type="string">
            <text:p>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42" calcext:value-type="float">
            <text:p>612203042</text:p>
          </table:table-cell>
          <table:table-cell office:value-type="float" office:value="40" calcext:value-type="float">
            <text:p>40</text:p>
          </table:table-cell>
          <table:table-cell table:formula="of:=(IF([.C44]&gt;90;&quot;A&quot;;IF([.C44]&gt;80;&quot;B&quot;;IF([.C44]&gt;70;&quot;C&quot;;IF([.C44]&gt;60;&quot;D&quot;;&quot;F&quot;)))))" office:value-type="string" office:string-value="F" calcext:value-type="string">
            <text:p>F</text:p>
          </table:table-cell>
          <table:table-cell table:formula="of:=VLOOKUP([.C44]; [.H$30:.I$34]; 2; 1)" office:value-type="string" office:string-value="F" calcext:value-type="string">
            <text:p>F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43" calcext:value-type="float">
            <text:p>612203043</text:p>
          </table:table-cell>
          <table:table-cell office:value-type="float" office:value="85" calcext:value-type="float">
            <text:p>85</text:p>
          </table:table-cell>
          <table:table-cell table:formula="of:=(IF([.C45]&gt;90;&quot;A&quot;;IF([.C45]&gt;80;&quot;B&quot;;IF([.C45]&gt;70;&quot;C&quot;;IF([.C45]&gt;60;&quot;D&quot;;&quot;F&quot;)))))" office:value-type="string" office:string-value="B" calcext:value-type="string">
            <text:p>B</text:p>
          </table:table-cell>
          <table:table-cell table:formula="of:=VLOOKUP([.C45]; [.H$30:.I$34]; 2; 1)" office:value-type="string" office:string-value="B" calcext:value-type="string">
            <text:p>B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44" calcext:value-type="float">
            <text:p>612203044</text:p>
          </table:table-cell>
          <table:table-cell office:value-type="float" office:value="92" calcext:value-type="float">
            <text:p>92</text:p>
          </table:table-cell>
          <table:table-cell table:formula="of:=(IF([.C46]&gt;90;&quot;A&quot;;IF([.C46]&gt;80;&quot;B&quot;;IF([.C46]&gt;70;&quot;C&quot;;IF([.C46]&gt;60;&quot;D&quot;;&quot;F&quot;)))))" office:value-type="string" office:string-value="A" calcext:value-type="string">
            <text:p>A</text:p>
          </table:table-cell>
          <table:table-cell table:formula="of:=VLOOKUP([.C46]; [.H$30:.I$34]; 2; 1)" office:value-type="string" office:string-value="A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45" calcext:value-type="float">
            <text:p>612203045</text:p>
          </table:table-cell>
          <table:table-cell office:value-type="float" office:value="89" calcext:value-type="float">
            <text:p>89</text:p>
          </table:table-cell>
          <table:table-cell table:formula="of:=(IF([.C47]&gt;90;&quot;A&quot;;IF([.C47]&gt;80;&quot;B&quot;;IF([.C47]&gt;70;&quot;C&quot;;IF([.C47]&gt;60;&quot;D&quot;;&quot;F&quot;)))))" office:value-type="string" office:string-value="B" calcext:value-type="string">
            <text:p>B</text:p>
          </table:table-cell>
          <table:table-cell table:formula="of:=VLOOKUP([.C47]; [.H$30:.I$34]; 2; 1)" office:value-type="string" office:string-value="B" calcext:value-type="string">
            <text:p>B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46" calcext:value-type="float">
            <text:p>612203046</text:p>
          </table:table-cell>
          <table:table-cell office:value-type="float" office:value="23" calcext:value-type="float">
            <text:p>23</text:p>
          </table:table-cell>
          <table:table-cell table:formula="of:=(IF([.C48]&gt;90;&quot;A&quot;;IF([.C48]&gt;80;&quot;B&quot;;IF([.C48]&gt;70;&quot;C&quot;;IF([.C48]&gt;60;&quot;D&quot;;&quot;F&quot;)))))" office:value-type="string" office:string-value="F" calcext:value-type="string">
            <text:p>F</text:p>
          </table:table-cell>
          <table:table-cell table:formula="of:=VLOOKUP([.C48]; [.H$30:.I$34]; 2; 1)" office:value-type="string" office:string-value="F" calcext:value-type="string">
            <text:p>F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47" calcext:value-type="float">
            <text:p>612203047</text:p>
          </table:table-cell>
          <table:table-cell office:value-type="float" office:value="90" calcext:value-type="float">
            <text:p>90</text:p>
          </table:table-cell>
          <table:table-cell table:formula="of:=(IF([.C49]&gt;90;&quot;A&quot;;IF([.C49]&gt;80;&quot;B&quot;;IF([.C49]&gt;70;&quot;C&quot;;IF([.C49]&gt;60;&quot;D&quot;;&quot;F&quot;)))))" office:value-type="string" office:string-value="B" calcext:value-type="string">
            <text:p>B</text:p>
          </table:table-cell>
          <table:table-cell table:formula="of:=VLOOKUP([.C49]; [.H$30:.I$34]; 2; 1)" office:value-type="string" office:string-value="B" calcext:value-type="string">
            <text:p>B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48" calcext:value-type="float">
            <text:p>612203048</text:p>
          </table:table-cell>
          <table:table-cell office:value-type="float" office:value="76" calcext:value-type="float">
            <text:p>76</text:p>
          </table:table-cell>
          <table:table-cell table:formula="of:=(IF([.C50]&gt;90;&quot;A&quot;;IF([.C50]&gt;80;&quot;B&quot;;IF([.C50]&gt;70;&quot;C&quot;;IF([.C50]&gt;60;&quot;D&quot;;&quot;F&quot;)))))" office:value-type="string" office:string-value="C" calcext:value-type="string">
            <text:p>C</text:p>
          </table:table-cell>
          <table:table-cell table:formula="of:=VLOOKUP([.C50]; [.H$30:.I$34]; 2; 1)" office:value-type="string" office:string-value="C" calcext:value-type="string">
            <text:p>C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49" calcext:value-type="float">
            <text:p>612203049</text:p>
          </table:table-cell>
          <table:table-cell office:value-type="float" office:value="56" calcext:value-type="float">
            <text:p>56</text:p>
          </table:table-cell>
          <table:table-cell table:formula="of:=(IF([.C51]&gt;90;&quot;A&quot;;IF([.C51]&gt;80;&quot;B&quot;;IF([.C51]&gt;70;&quot;C&quot;;IF([.C51]&gt;60;&quot;D&quot;;&quot;F&quot;)))))" office:value-type="string" office:string-value="F" calcext:value-type="string">
            <text:p>F</text:p>
          </table:table-cell>
          <table:table-cell table:formula="of:=VLOOKUP([.C51]; [.H$30:.I$34]; 2; 1)" office:value-type="string" office:string-value="F" calcext:value-type="string">
            <text:p>F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50" calcext:value-type="float">
            <text:p>612203050</text:p>
          </table:table-cell>
          <table:table-cell office:value-type="float" office:value="30" calcext:value-type="float">
            <text:p>30</text:p>
          </table:table-cell>
          <table:table-cell table:formula="of:=(IF([.C52]&gt;90;&quot;A&quot;;IF([.C52]&gt;80;&quot;B&quot;;IF([.C52]&gt;70;&quot;C&quot;;IF([.C52]&gt;60;&quot;D&quot;;&quot;F&quot;)))))" office:value-type="string" office:string-value="F" calcext:value-type="string">
            <text:p>F</text:p>
          </table:table-cell>
          <table:table-cell table:formula="of:=VLOOKUP([.C52]; [.H$30:.I$34]; 2; 1)" office:value-type="string" office:string-value="F" calcext:value-type="string">
            <text:p>F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51" calcext:value-type="float">
            <text:p>612203051</text:p>
          </table:table-cell>
          <table:table-cell office:value-type="float" office:value="95" calcext:value-type="float">
            <text:p>95</text:p>
          </table:table-cell>
          <table:table-cell table:formula="of:=(IF([.C53]&gt;90;&quot;A&quot;;IF([.C53]&gt;80;&quot;B&quot;;IF([.C53]&gt;70;&quot;C&quot;;IF([.C53]&gt;60;&quot;D&quot;;&quot;F&quot;)))))" office:value-type="string" office:string-value="A" calcext:value-type="string">
            <text:p>A</text:p>
          </table:table-cell>
          <table:table-cell table:formula="of:=VLOOKUP([.C53]; [.H$30:.I$34]; 2; 1)" office:value-type="string" office:string-value="A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52" calcext:value-type="float">
            <text:p>612203052</text:p>
          </table:table-cell>
          <table:table-cell office:value-type="float" office:value="94" calcext:value-type="float">
            <text:p>94</text:p>
          </table:table-cell>
          <table:table-cell table:formula="of:=(IF([.C54]&gt;90;&quot;A&quot;;IF([.C54]&gt;80;&quot;B&quot;;IF([.C54]&gt;70;&quot;C&quot;;IF([.C54]&gt;60;&quot;D&quot;;&quot;F&quot;)))))" office:value-type="string" office:string-value="A" calcext:value-type="string">
            <text:p>A</text:p>
          </table:table-cell>
          <table:table-cell table:formula="of:=VLOOKUP([.C54]; [.H$30:.I$34]; 2; 1)" office:value-type="string" office:string-value="A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53" calcext:value-type="float">
            <text:p>612203053</text:p>
          </table:table-cell>
          <table:table-cell office:value-type="float" office:value="79" calcext:value-type="float">
            <text:p>79</text:p>
          </table:table-cell>
          <table:table-cell table:formula="of:=(IF([.C55]&gt;90;&quot;A&quot;;IF([.C55]&gt;80;&quot;B&quot;;IF([.C55]&gt;70;&quot;C&quot;;IF([.C55]&gt;60;&quot;D&quot;;&quot;F&quot;)))))" office:value-type="string" office:string-value="C" calcext:value-type="string">
            <text:p>C</text:p>
          </table:table-cell>
          <table:table-cell table:formula="of:=VLOOKUP([.C55]; [.H$30:.I$34]; 2; 1)" office:value-type="string" office:string-value="C" calcext:value-type="string">
            <text:p>C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54" calcext:value-type="float">
            <text:p>612203054</text:p>
          </table:table-cell>
          <table:table-cell office:value-type="float" office:value="68" calcext:value-type="float">
            <text:p>68</text:p>
          </table:table-cell>
          <table:table-cell table:formula="of:=(IF([.C56]&gt;90;&quot;A&quot;;IF([.C56]&gt;80;&quot;B&quot;;IF([.C56]&gt;70;&quot;C&quot;;IF([.C56]&gt;60;&quot;D&quot;;&quot;F&quot;)))))" office:value-type="string" office:string-value="D" calcext:value-type="string">
            <text:p>D</text:p>
          </table:table-cell>
          <table:table-cell table:formula="of:=VLOOKUP([.C56]; [.H$30:.I$34]; 2; 1)" office:value-type="string" office:string-value="D" calcext:value-type="string">
            <text:p>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55" calcext:value-type="float">
            <text:p>612203055</text:p>
          </table:table-cell>
          <table:table-cell office:value-type="float" office:value="57" calcext:value-type="float">
            <text:p>57</text:p>
          </table:table-cell>
          <table:table-cell table:formula="of:=(IF([.C57]&gt;90;&quot;A&quot;;IF([.C57]&gt;80;&quot;B&quot;;IF([.C57]&gt;70;&quot;C&quot;;IF([.C57]&gt;60;&quot;D&quot;;&quot;F&quot;)))))" office:value-type="string" office:string-value="F" calcext:value-type="string">
            <text:p>F</text:p>
          </table:table-cell>
          <table:table-cell table:formula="of:=VLOOKUP([.C57]; [.H$30:.I$34]; 2; 1)" office:value-type="string" office:string-value="F" calcext:value-type="string">
            <text:p>F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56" calcext:value-type="float">
            <text:p>612203056</text:p>
          </table:table-cell>
          <table:table-cell office:value-type="float" office:value="46" calcext:value-type="float">
            <text:p>46</text:p>
          </table:table-cell>
          <table:table-cell table:formula="of:=(IF([.C58]&gt;90;&quot;A&quot;;IF([.C58]&gt;80;&quot;B&quot;;IF([.C58]&gt;70;&quot;C&quot;;IF([.C58]&gt;60;&quot;D&quot;;&quot;F&quot;)))))" office:value-type="string" office:string-value="F" calcext:value-type="string">
            <text:p>F</text:p>
          </table:table-cell>
          <table:table-cell table:formula="of:=VLOOKUP([.C58]; [.H$30:.I$34]; 2; 1)" office:value-type="string" office:string-value="F" calcext:value-type="string">
            <text:p>F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57" calcext:value-type="float">
            <text:p>612203057</text:p>
          </table:table-cell>
          <table:table-cell office:value-type="float" office:value="35" calcext:value-type="float">
            <text:p>35</text:p>
          </table:table-cell>
          <table:table-cell table:formula="of:=(IF([.C59]&gt;90;&quot;A&quot;;IF([.C59]&gt;80;&quot;B&quot;;IF([.C59]&gt;70;&quot;C&quot;;IF([.C59]&gt;60;&quot;D&quot;;&quot;F&quot;)))))" office:value-type="string" office:string-value="F" calcext:value-type="string">
            <text:p>F</text:p>
          </table:table-cell>
          <table:table-cell table:formula="of:=VLOOKUP([.C59]; [.H$30:.I$34]; 2; 1)" office:value-type="string" office:string-value="F" calcext:value-type="string">
            <text:p>F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58" calcext:value-type="float">
            <text:p>612203058</text:p>
          </table:table-cell>
          <table:table-cell office:value-type="float" office:value="37" calcext:value-type="float">
            <text:p>37</text:p>
          </table:table-cell>
          <table:table-cell table:formula="of:=(IF([.C60]&gt;90;&quot;A&quot;;IF([.C60]&gt;80;&quot;B&quot;;IF([.C60]&gt;70;&quot;C&quot;;IF([.C60]&gt;60;&quot;D&quot;;&quot;F&quot;)))))" office:value-type="string" office:string-value="F" calcext:value-type="string">
            <text:p>F</text:p>
          </table:table-cell>
          <table:table-cell table:formula="of:=VLOOKUP([.C60]; [.H$30:.I$34]; 2; 1)" office:value-type="string" office:string-value="F" calcext:value-type="string">
            <text:p>F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59" calcext:value-type="float">
            <text:p>612203059</text:p>
          </table:table-cell>
          <table:table-cell office:value-type="float" office:value="88" calcext:value-type="float">
            <text:p>88</text:p>
          </table:table-cell>
          <table:table-cell table:formula="of:=(IF([.C61]&gt;90;&quot;A&quot;;IF([.C61]&gt;80;&quot;B&quot;;IF([.C61]&gt;70;&quot;C&quot;;IF([.C61]&gt;60;&quot;D&quot;;&quot;F&quot;)))))" office:value-type="string" office:string-value="B" calcext:value-type="string">
            <text:p>B</text:p>
          </table:table-cell>
          <table:table-cell table:formula="of:=VLOOKUP([.C61]; [.H$30:.I$34]; 2; 1)" office:value-type="string" office:string-value="B" calcext:value-type="string">
            <text:p>B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60" calcext:value-type="float">
            <text:p>612203060</text:p>
          </table:table-cell>
          <table:table-cell office:value-type="float" office:value="93" calcext:value-type="float">
            <text:p>93</text:p>
          </table:table-cell>
          <table:table-cell table:formula="of:=(IF([.C62]&gt;90;&quot;A&quot;;IF([.C62]&gt;80;&quot;B&quot;;IF([.C62]&gt;70;&quot;C&quot;;IF([.C62]&gt;60;&quot;D&quot;;&quot;F&quot;)))))" office:value-type="string" office:string-value="A" calcext:value-type="string">
            <text:p>A</text:p>
          </table:table-cell>
          <table:table-cell table:formula="of:=VLOOKUP([.C62]; [.H$30:.I$34]; 2; 1)" office:value-type="string" office:string-value="A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61" calcext:value-type="float">
            <text:p>612203061</text:p>
          </table:table-cell>
          <table:table-cell office:value-type="float" office:value="70" calcext:value-type="float">
            <text:p>70</text:p>
          </table:table-cell>
          <table:table-cell table:formula="of:=(IF([.C63]&gt;90;&quot;A&quot;;IF([.C63]&gt;80;&quot;B&quot;;IF([.C63]&gt;70;&quot;C&quot;;IF([.C63]&gt;60;&quot;D&quot;;&quot;F&quot;)))))" office:value-type="string" office:string-value="D" calcext:value-type="string">
            <text:p>D</text:p>
          </table:table-cell>
          <table:table-cell table:style-name="ce2" table:formula="of:=VLOOKUP([.C63]; [.H$30:.I$34]; 2; 1)" office:value-type="string" office:string-value="D" calcext:value-type="string">
            <text:p>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62" calcext:value-type="float">
            <text:p>612203062</text:p>
          </table:table-cell>
          <table:table-cell office:value-type="float" office:value="41" calcext:value-type="float">
            <text:p>41</text:p>
          </table:table-cell>
          <table:table-cell table:formula="of:=(IF([.C64]&gt;90;&quot;A&quot;;IF([.C64]&gt;80;&quot;B&quot;;IF([.C64]&gt;70;&quot;C&quot;;IF([.C64]&gt;60;&quot;D&quot;;&quot;F&quot;)))))" office:value-type="string" office:string-value="F" calcext:value-type="string">
            <text:p>F</text:p>
          </table:table-cell>
          <table:table-cell table:formula="of:=VLOOKUP([.C64]; [.H$30:.I$34]; 2; 1)" office:value-type="string" office:string-value="F" calcext:value-type="string">
            <text:p>F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63" calcext:value-type="float">
            <text:p>612203063</text:p>
          </table:table-cell>
          <table:table-cell office:value-type="float" office:value="86" calcext:value-type="float">
            <text:p>86</text:p>
          </table:table-cell>
          <table:table-cell table:formula="of:=(IF([.C65]&gt;90;&quot;A&quot;;IF([.C65]&gt;80;&quot;B&quot;;IF([.C65]&gt;70;&quot;C&quot;;IF([.C65]&gt;60;&quot;D&quot;;&quot;F&quot;)))))" office:value-type="string" office:string-value="B" calcext:value-type="string">
            <text:p>B</text:p>
          </table:table-cell>
          <table:table-cell table:formula="of:=VLOOKUP([.C65]; [.H$30:.I$34]; 2; 1)" office:value-type="string" office:string-value="B" calcext:value-type="string">
            <text:p>B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64" calcext:value-type="float">
            <text:p>612203064</text:p>
          </table:table-cell>
          <table:table-cell office:value-type="float" office:value="93" calcext:value-type="float">
            <text:p>93</text:p>
          </table:table-cell>
          <table:table-cell table:formula="of:=(IF([.C66]&gt;90;&quot;A&quot;;IF([.C66]&gt;80;&quot;B&quot;;IF([.C66]&gt;70;&quot;C&quot;;IF([.C66]&gt;60;&quot;D&quot;;&quot;F&quot;)))))" office:value-type="string" office:string-value="A" calcext:value-type="string">
            <text:p>A</text:p>
          </table:table-cell>
          <table:table-cell table:formula="of:=VLOOKUP([.C66]; [.H$30:.I$34]; 2; 1)" office:value-type="string" office:string-value="A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65" calcext:value-type="float">
            <text:p>612203065</text:p>
          </table:table-cell>
          <table:table-cell office:value-type="float" office:value="100" calcext:value-type="float">
            <text:p>100</text:p>
          </table:table-cell>
          <table:table-cell table:formula="of:=(IF([.C67]&gt;90;&quot;A&quot;;IF([.C67]&gt;80;&quot;B&quot;;IF([.C67]&gt;70;&quot;C&quot;;IF([.C67]&gt;60;&quot;D&quot;;&quot;F&quot;)))))" office:value-type="string" office:string-value="A" calcext:value-type="string">
            <text:p>A</text:p>
          </table:table-cell>
          <table:table-cell table:formula="of:=VLOOKUP([.C67]; [.H$30:.I$34]; 2; 1)" office:value-type="string" office:string-value="A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66" calcext:value-type="float">
            <text:p>612203066</text:p>
          </table:table-cell>
          <table:table-cell office:value-type="float" office:value="24" calcext:value-type="float">
            <text:p>24</text:p>
          </table:table-cell>
          <table:table-cell table:formula="of:=(IF([.C68]&gt;90;&quot;A&quot;;IF([.C68]&gt;80;&quot;B&quot;;IF([.C68]&gt;70;&quot;C&quot;;IF([.C68]&gt;60;&quot;D&quot;;&quot;F&quot;)))))" office:value-type="string" office:string-value="F" calcext:value-type="string">
            <text:p>F</text:p>
          </table:table-cell>
          <table:table-cell table:formula="of:=VLOOKUP([.C68]; [.H$30:.I$34]; 2; 1)" office:value-type="string" office:string-value="F" calcext:value-type="string">
            <text:p>F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67" calcext:value-type="float">
            <text:p>612203067</text:p>
          </table:table-cell>
          <table:table-cell office:value-type="float" office:value="91" calcext:value-type="float">
            <text:p>91</text:p>
          </table:table-cell>
          <table:table-cell table:formula="of:=(IF([.C69]&gt;90;&quot;A&quot;;IF([.C69]&gt;80;&quot;B&quot;;IF([.C69]&gt;70;&quot;C&quot;;IF([.C69]&gt;60;&quot;D&quot;;&quot;F&quot;)))))" office:value-type="string" office:string-value="A" calcext:value-type="string">
            <text:p>A</text:p>
          </table:table-cell>
          <table:table-cell table:formula="of:=VLOOKUP([.C69]; [.H$30:.I$34]; 2; 1)" office:value-type="string" office:string-value="A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68" calcext:value-type="float">
            <text:p>612203068</text:p>
          </table:table-cell>
          <table:table-cell office:value-type="float" office:value="77" calcext:value-type="float">
            <text:p>77</text:p>
          </table:table-cell>
          <table:table-cell table:formula="of:=(IF([.C70]&gt;90;&quot;A&quot;;IF([.C70]&gt;80;&quot;B&quot;;IF([.C70]&gt;70;&quot;C&quot;;IF([.C70]&gt;60;&quot;D&quot;;&quot;F&quot;)))))" office:value-type="string" office:string-value="C" calcext:value-type="string">
            <text:p>C</text:p>
          </table:table-cell>
          <table:table-cell table:formula="of:=VLOOKUP([.C70]; [.H$30:.I$34]; 2; 1)" office:value-type="string" office:string-value="C" calcext:value-type="string">
            <text:p>C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69" calcext:value-type="float">
            <text:p>612203069</text:p>
          </table:table-cell>
          <table:table-cell office:value-type="float" office:value="57" calcext:value-type="float">
            <text:p>57</text:p>
          </table:table-cell>
          <table:table-cell table:formula="of:=(IF([.C71]&gt;90;&quot;A&quot;;IF([.C71]&gt;80;&quot;B&quot;;IF([.C71]&gt;70;&quot;C&quot;;IF([.C71]&gt;60;&quot;D&quot;;&quot;F&quot;)))))" office:value-type="string" office:string-value="F" calcext:value-type="string">
            <text:p>F</text:p>
          </table:table-cell>
          <table:table-cell table:formula="of:=VLOOKUP([.C71]; [.H$30:.I$34]; 2; 1)" office:value-type="string" office:string-value="F" calcext:value-type="string">
            <text:p>F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70" calcext:value-type="float">
            <text:p>612203070</text:p>
          </table:table-cell>
          <table:table-cell office:value-type="float" office:value="31" calcext:value-type="float">
            <text:p>31</text:p>
          </table:table-cell>
          <table:table-cell table:formula="of:=(IF([.C72]&gt;90;&quot;A&quot;;IF([.C72]&gt;80;&quot;B&quot;;IF([.C72]&gt;70;&quot;C&quot;;IF([.C72]&gt;60;&quot;D&quot;;&quot;F&quot;)))))" office:value-type="string" office:string-value="F" calcext:value-type="string">
            <text:p>F</text:p>
          </table:table-cell>
          <table:table-cell table:formula="of:=VLOOKUP([.C72]; [.H$30:.I$34]; 2; 1)" office:value-type="string" office:string-value="F" calcext:value-type="string">
            <text:p>F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71" calcext:value-type="float">
            <text:p>612203071</text:p>
          </table:table-cell>
          <table:table-cell office:value-type="float" office:value="96" calcext:value-type="float">
            <text:p>96</text:p>
          </table:table-cell>
          <table:table-cell table:formula="of:=(IF([.C73]&gt;90;&quot;A&quot;;IF([.C73]&gt;80;&quot;B&quot;;IF([.C73]&gt;70;&quot;C&quot;;IF([.C73]&gt;60;&quot;D&quot;;&quot;F&quot;)))))" office:value-type="string" office:string-value="A" calcext:value-type="string">
            <text:p>A</text:p>
          </table:table-cell>
          <table:table-cell table:formula="of:=VLOOKUP([.C73]; [.H$30:.I$34]; 2; 1)" office:value-type="string" office:string-value="A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72" calcext:value-type="float">
            <text:p>612203072</text:p>
          </table:table-cell>
          <table:table-cell office:value-type="float" office:value="95" calcext:value-type="float">
            <text:p>95</text:p>
          </table:table-cell>
          <table:table-cell table:formula="of:=(IF([.C74]&gt;90;&quot;A&quot;;IF([.C74]&gt;80;&quot;B&quot;;IF([.C74]&gt;70;&quot;C&quot;;IF([.C74]&gt;60;&quot;D&quot;;&quot;F&quot;)))))" office:value-type="string" office:string-value="A" calcext:value-type="string">
            <text:p>A</text:p>
          </table:table-cell>
          <table:table-cell table:formula="of:=VLOOKUP([.C74]; [.H$30:.I$34]; 2; 1)" office:value-type="string" office:string-value="A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73" calcext:value-type="float">
            <text:p>612203073</text:p>
          </table:table-cell>
          <table:table-cell office:value-type="float" office:value="80" calcext:value-type="float">
            <text:p>80</text:p>
          </table:table-cell>
          <table:table-cell table:formula="of:=(IF([.C75]&gt;90;&quot;A&quot;;IF([.C75]&gt;80;&quot;B&quot;;IF([.C75]&gt;70;&quot;C&quot;;IF([.C75]&gt;60;&quot;D&quot;;&quot;F&quot;)))))" office:value-type="string" office:string-value="C" calcext:value-type="string">
            <text:p>C</text:p>
          </table:table-cell>
          <table:table-cell table:formula="of:=VLOOKUP([.C75]; [.H$30:.I$34]; 2; 1)" office:value-type="string" office:string-value="C" calcext:value-type="string">
            <text:p>C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74" calcext:value-type="float">
            <text:p>612203074</text:p>
          </table:table-cell>
          <table:table-cell office:value-type="float" office:value="69" calcext:value-type="float">
            <text:p>69</text:p>
          </table:table-cell>
          <table:table-cell table:formula="of:=(IF([.C76]&gt;90;&quot;A&quot;;IF([.C76]&gt;80;&quot;B&quot;;IF([.C76]&gt;70;&quot;C&quot;;IF([.C76]&gt;60;&quot;D&quot;;&quot;F&quot;)))))" office:value-type="string" office:string-value="D" calcext:value-type="string">
            <text:p>D</text:p>
          </table:table-cell>
          <table:table-cell table:formula="of:=VLOOKUP([.C76]; [.H$30:.I$34]; 2; 1)" office:value-type="string" office:string-value="D" calcext:value-type="string">
            <text:p>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75" calcext:value-type="float">
            <text:p>612203075</text:p>
          </table:table-cell>
          <table:table-cell office:value-type="float" office:value="58" calcext:value-type="float">
            <text:p>58</text:p>
          </table:table-cell>
          <table:table-cell table:formula="of:=(IF([.C77]&gt;90;&quot;A&quot;;IF([.C77]&gt;80;&quot;B&quot;;IF([.C77]&gt;70;&quot;C&quot;;IF([.C77]&gt;60;&quot;D&quot;;&quot;F&quot;)))))" office:value-type="string" office:string-value="F" calcext:value-type="string">
            <text:p>F</text:p>
          </table:table-cell>
          <table:table-cell table:formula="of:=VLOOKUP([.C77]; [.H$30:.I$34]; 2; 1)" office:value-type="string" office:string-value="F" calcext:value-type="string">
            <text:p>F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76" calcext:value-type="float">
            <text:p>612203076</text:p>
          </table:table-cell>
          <table:table-cell office:value-type="float" office:value="47" calcext:value-type="float">
            <text:p>47</text:p>
          </table:table-cell>
          <table:table-cell table:formula="of:=(IF([.C78]&gt;90;&quot;A&quot;;IF([.C78]&gt;80;&quot;B&quot;;IF([.C78]&gt;70;&quot;C&quot;;IF([.C78]&gt;60;&quot;D&quot;;&quot;F&quot;)))))" office:value-type="string" office:string-value="F" calcext:value-type="string">
            <text:p>F</text:p>
          </table:table-cell>
          <table:table-cell table:formula="of:=VLOOKUP([.C78]; [.H$30:.I$34]; 2; 1)" office:value-type="string" office:string-value="F" calcext:value-type="string">
            <text:p>F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77" calcext:value-type="float">
            <text:p>612203077</text:p>
          </table:table-cell>
          <table:table-cell office:value-type="float" office:value="63" calcext:value-type="float">
            <text:p>63</text:p>
          </table:table-cell>
          <table:table-cell table:formula="of:=(IF([.C79]&gt;90;&quot;A&quot;;IF([.C79]&gt;80;&quot;B&quot;;IF([.C79]&gt;70;&quot;C&quot;;IF([.C79]&gt;60;&quot;D&quot;;&quot;F&quot;)))))" office:value-type="string" office:string-value="D" calcext:value-type="string">
            <text:p>D</text:p>
          </table:table-cell>
          <table:table-cell table:formula="of:=VLOOKUP([.C79]; [.H$30:.I$34]; 2; 1)" office:value-type="string" office:string-value="D" calcext:value-type="string">
            <text:p>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78" calcext:value-type="float">
            <text:p>612203078</text:p>
          </table:table-cell>
          <table:table-cell office:value-type="float" office:value="38" calcext:value-type="float">
            <text:p>38</text:p>
          </table:table-cell>
          <table:table-cell table:formula="of:=(IF([.C80]&gt;90;&quot;A&quot;;IF([.C80]&gt;80;&quot;B&quot;;IF([.C80]&gt;70;&quot;C&quot;;IF([.C80]&gt;60;&quot;D&quot;;&quot;F&quot;)))))" office:value-type="string" office:string-value="F" calcext:value-type="string">
            <text:p>F</text:p>
          </table:table-cell>
          <table:table-cell table:formula="of:=VLOOKUP([.C80]; [.H$30:.I$34]; 2; 1)" office:value-type="string" office:string-value="F" calcext:value-type="string">
            <text:p>F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79" calcext:value-type="float">
            <text:p>612203079</text:p>
          </table:table-cell>
          <table:table-cell office:value-type="float" office:value="89" calcext:value-type="float">
            <text:p>89</text:p>
          </table:table-cell>
          <table:table-cell table:formula="of:=(IF([.C81]&gt;90;&quot;A&quot;;IF([.C81]&gt;80;&quot;B&quot;;IF([.C81]&gt;70;&quot;C&quot;;IF([.C81]&gt;60;&quot;D&quot;;&quot;F&quot;)))))" office:value-type="string" office:string-value="B" calcext:value-type="string">
            <text:p>B</text:p>
          </table:table-cell>
          <table:table-cell table:formula="of:=VLOOKUP([.C81]; [.H$30:.I$34]; 2; 1)" office:value-type="string" office:string-value="B" calcext:value-type="string">
            <text:p>B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80" calcext:value-type="float">
            <text:p>612203080</text:p>
          </table:table-cell>
          <table:table-cell office:value-type="float" office:value="94" calcext:value-type="float">
            <text:p>94</text:p>
          </table:table-cell>
          <table:table-cell table:formula="of:=(IF([.C82]&gt;90;&quot;A&quot;;IF([.C82]&gt;80;&quot;B&quot;;IF([.C82]&gt;70;&quot;C&quot;;IF([.C82]&gt;60;&quot;D&quot;;&quot;F&quot;)))))" office:value-type="string" office:string-value="A" calcext:value-type="string">
            <text:p>A</text:p>
          </table:table-cell>
          <table:table-cell table:formula="of:=VLOOKUP([.C82]; [.H$30:.I$34]; 2; 1)" office:value-type="string" office:string-value="A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81" calcext:value-type="float">
            <text:p>612203081</text:p>
          </table:table-cell>
          <table:table-cell office:value-type="float" office:value="71" calcext:value-type="float">
            <text:p>71</text:p>
          </table:table-cell>
          <table:table-cell table:formula="of:=(IF([.C83]&gt;90;&quot;A&quot;;IF([.C83]&gt;80;&quot;B&quot;;IF([.C83]&gt;70;&quot;C&quot;;IF([.C83]&gt;60;&quot;D&quot;;&quot;F&quot;)))))" office:value-type="string" office:string-value="C" calcext:value-type="string">
            <text:p>C</text:p>
          </table:table-cell>
          <table:table-cell table:style-name="ce2" table:formula="of:=VLOOKUP([.C83]; [.H$30:.I$34]; 2; 1)" office:value-type="string" office:string-value="C" calcext:value-type="string">
            <text:p>C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82" calcext:value-type="float">
            <text:p>612203082</text:p>
          </table:table-cell>
          <table:table-cell office:value-type="float" office:value="42" calcext:value-type="float">
            <text:p>42</text:p>
          </table:table-cell>
          <table:table-cell table:formula="of:=(IF([.C84]&gt;90;&quot;A&quot;;IF([.C84]&gt;80;&quot;B&quot;;IF([.C84]&gt;70;&quot;C&quot;;IF([.C84]&gt;60;&quot;D&quot;;&quot;F&quot;)))))" office:value-type="string" office:string-value="F" calcext:value-type="string">
            <text:p>F</text:p>
          </table:table-cell>
          <table:table-cell table:formula="of:=VLOOKUP([.C84]; [.H$30:.I$34]; 2; 1)" office:value-type="string" office:string-value="F" calcext:value-type="string">
            <text:p>F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83" calcext:value-type="float">
            <text:p>612203083</text:p>
          </table:table-cell>
          <table:table-cell office:value-type="float" office:value="87" calcext:value-type="float">
            <text:p>87</text:p>
          </table:table-cell>
          <table:table-cell table:formula="of:=(IF([.C85]&gt;90;&quot;A&quot;;IF([.C85]&gt;80;&quot;B&quot;;IF([.C85]&gt;70;&quot;C&quot;;IF([.C85]&gt;60;&quot;D&quot;;&quot;F&quot;)))))" office:value-type="string" office:string-value="B" calcext:value-type="string">
            <text:p>B</text:p>
          </table:table-cell>
          <table:table-cell table:formula="of:=VLOOKUP([.C85]; [.H$30:.I$34]; 2; 1)" office:value-type="string" office:string-value="B" calcext:value-type="string">
            <text:p>B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84" calcext:value-type="float">
            <text:p>612203084</text:p>
          </table:table-cell>
          <table:table-cell office:value-type="float" office:value="94" calcext:value-type="float">
            <text:p>94</text:p>
          </table:table-cell>
          <table:table-cell table:formula="of:=(IF([.C86]&gt;90;&quot;A&quot;;IF([.C86]&gt;80;&quot;B&quot;;IF([.C86]&gt;70;&quot;C&quot;;IF([.C86]&gt;60;&quot;D&quot;;&quot;F&quot;)))))" office:value-type="string" office:string-value="A" calcext:value-type="string">
            <text:p>A</text:p>
          </table:table-cell>
          <table:table-cell table:formula="of:=VLOOKUP([.C86]; [.H$30:.I$34]; 2; 1)" office:value-type="string" office:string-value="A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85" calcext:value-type="float">
            <text:p>612203085</text:p>
          </table:table-cell>
          <table:table-cell office:value-type="float" office:value="20" calcext:value-type="float">
            <text:p>20</text:p>
          </table:table-cell>
          <table:table-cell table:formula="of:=(IF([.C87]&gt;90;&quot;A&quot;;IF([.C87]&gt;80;&quot;B&quot;;IF([.C87]&gt;70;&quot;C&quot;;IF([.C87]&gt;60;&quot;D&quot;;&quot;F&quot;)))))" office:value-type="string" office:string-value="F" calcext:value-type="string">
            <text:p>F</text:p>
          </table:table-cell>
          <table:table-cell table:formula="of:=VLOOKUP([.C87]; [.H$30:.I$34]; 2; 1)" office:value-type="string" office:string-value="F" calcext:value-type="string">
            <text:p>F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86" calcext:value-type="float">
            <text:p>612203086</text:p>
          </table:table-cell>
          <table:table-cell office:value-type="float" office:value="25" calcext:value-type="float">
            <text:p>25</text:p>
          </table:table-cell>
          <table:table-cell table:formula="of:=(IF([.C88]&gt;90;&quot;A&quot;;IF([.C88]&gt;80;&quot;B&quot;;IF([.C88]&gt;70;&quot;C&quot;;IF([.C88]&gt;60;&quot;D&quot;;&quot;F&quot;)))))" office:value-type="string" office:string-value="F" calcext:value-type="string">
            <text:p>F</text:p>
          </table:table-cell>
          <table:table-cell table:formula="of:=VLOOKUP([.C88]; [.H$30:.I$34]; 2; 1)" office:value-type="string" office:string-value="F" calcext:value-type="string">
            <text:p>F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87" calcext:value-type="float">
            <text:p>612203087</text:p>
          </table:table-cell>
          <table:table-cell office:value-type="float" office:value="92" calcext:value-type="float">
            <text:p>92</text:p>
          </table:table-cell>
          <table:table-cell table:formula="of:=(IF([.C89]&gt;90;&quot;A&quot;;IF([.C89]&gt;80;&quot;B&quot;;IF([.C89]&gt;70;&quot;C&quot;;IF([.C89]&gt;60;&quot;D&quot;;&quot;F&quot;)))))" office:value-type="string" office:string-value="A" calcext:value-type="string">
            <text:p>A</text:p>
          </table:table-cell>
          <table:table-cell table:formula="of:=VLOOKUP([.C89]; [.H$30:.I$34]; 2; 1)" office:value-type="string" office:string-value="A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88" calcext:value-type="float">
            <text:p>612203088</text:p>
          </table:table-cell>
          <table:table-cell office:value-type="float" office:value="78" calcext:value-type="float">
            <text:p>78</text:p>
          </table:table-cell>
          <table:table-cell table:formula="of:=(IF([.C90]&gt;90;&quot;A&quot;;IF([.C90]&gt;80;&quot;B&quot;;IF([.C90]&gt;70;&quot;C&quot;;IF([.C90]&gt;60;&quot;D&quot;;&quot;F&quot;)))))" office:value-type="string" office:string-value="C" calcext:value-type="string">
            <text:p>C</text:p>
          </table:table-cell>
          <table:table-cell table:formula="of:=VLOOKUP([.C90]; [.H$30:.I$34]; 2; 1)" office:value-type="string" office:string-value="C" calcext:value-type="string">
            <text:p>C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89" calcext:value-type="float">
            <text:p>612203089</text:p>
          </table:table-cell>
          <table:table-cell office:value-type="float" office:value="58" calcext:value-type="float">
            <text:p>58</text:p>
          </table:table-cell>
          <table:table-cell table:formula="of:=(IF([.C91]&gt;90;&quot;A&quot;;IF([.C91]&gt;80;&quot;B&quot;;IF([.C91]&gt;70;&quot;C&quot;;IF([.C91]&gt;60;&quot;D&quot;;&quot;F&quot;)))))" office:value-type="string" office:string-value="F" calcext:value-type="string">
            <text:p>F</text:p>
          </table:table-cell>
          <table:table-cell table:formula="of:=VLOOKUP([.C91]; [.H$30:.I$34]; 2; 1)" office:value-type="string" office:string-value="F" calcext:value-type="string">
            <text:p>F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90" calcext:value-type="float">
            <text:p>612203090</text:p>
          </table:table-cell>
          <table:table-cell office:value-type="float" office:value="32" calcext:value-type="float">
            <text:p>32</text:p>
          </table:table-cell>
          <table:table-cell table:formula="of:=(IF([.C92]&gt;90;&quot;A&quot;;IF([.C92]&gt;80;&quot;B&quot;;IF([.C92]&gt;70;&quot;C&quot;;IF([.C92]&gt;60;&quot;D&quot;;&quot;F&quot;)))))" office:value-type="string" office:string-value="F" calcext:value-type="string">
            <text:p>F</text:p>
          </table:table-cell>
          <table:table-cell table:formula="of:=VLOOKUP([.C92]; [.H$30:.I$34]; 2; 1)" office:value-type="string" office:string-value="F" calcext:value-type="string">
            <text:p>F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91" calcext:value-type="float">
            <text:p>612203091</text:p>
          </table:table-cell>
          <table:table-cell office:value-type="float" office:value="97" calcext:value-type="float">
            <text:p>97</text:p>
          </table:table-cell>
          <table:table-cell table:formula="of:=(IF([.C93]&gt;90;&quot;A&quot;;IF([.C93]&gt;80;&quot;B&quot;;IF([.C93]&gt;70;&quot;C&quot;;IF([.C93]&gt;60;&quot;D&quot;;&quot;F&quot;)))))" office:value-type="string" office:string-value="A" calcext:value-type="string">
            <text:p>A</text:p>
          </table:table-cell>
          <table:table-cell table:formula="of:=VLOOKUP([.C93]; [.H$30:.I$34]; 2; 1)" office:value-type="string" office:string-value="A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92" calcext:value-type="float">
            <text:p>612203092</text:p>
          </table:table-cell>
          <table:table-cell office:value-type="float" office:value="96" calcext:value-type="float">
            <text:p>96</text:p>
          </table:table-cell>
          <table:table-cell table:formula="of:=(IF([.C94]&gt;90;&quot;A&quot;;IF([.C94]&gt;80;&quot;B&quot;;IF([.C94]&gt;70;&quot;C&quot;;IF([.C94]&gt;60;&quot;D&quot;;&quot;F&quot;)))))" office:value-type="string" office:string-value="A" calcext:value-type="string">
            <text:p>A</text:p>
          </table:table-cell>
          <table:table-cell table:formula="of:=VLOOKUP([.C94]; [.H$30:.I$34]; 2; 1)" office:value-type="string" office:string-value="A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93" calcext:value-type="float">
            <text:p>612203093</text:p>
          </table:table-cell>
          <table:table-cell office:value-type="float" office:value="81" calcext:value-type="float">
            <text:p>81</text:p>
          </table:table-cell>
          <table:table-cell table:formula="of:=(IF([.C95]&gt;90;&quot;A&quot;;IF([.C95]&gt;80;&quot;B&quot;;IF([.C95]&gt;70;&quot;C&quot;;IF([.C95]&gt;60;&quot;D&quot;;&quot;F&quot;)))))" office:value-type="string" office:string-value="B" calcext:value-type="string">
            <text:p>B</text:p>
          </table:table-cell>
          <table:table-cell table:formula="of:=VLOOKUP([.C95]; [.H$30:.I$34]; 2; 1)" office:value-type="string" office:string-value="B" calcext:value-type="string">
            <text:p>B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94" calcext:value-type="float">
            <text:p>612203094</text:p>
          </table:table-cell>
          <table:table-cell office:value-type="float" office:value="70" calcext:value-type="float">
            <text:p>70</text:p>
          </table:table-cell>
          <table:table-cell table:formula="of:=(IF([.C96]&gt;90;&quot;A&quot;;IF([.C96]&gt;80;&quot;B&quot;;IF([.C96]&gt;70;&quot;C&quot;;IF([.C96]&gt;60;&quot;D&quot;;&quot;F&quot;)))))" office:value-type="string" office:string-value="D" calcext:value-type="string">
            <text:p>D</text:p>
          </table:table-cell>
          <table:table-cell table:formula="of:=VLOOKUP([.C96]; [.H$30:.I$34]; 2; 1)" office:value-type="string" office:string-value="D" calcext:value-type="string">
            <text:p>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95" calcext:value-type="float">
            <text:p>612203095</text:p>
          </table:table-cell>
          <table:table-cell office:value-type="float" office:value="59" calcext:value-type="float">
            <text:p>59</text:p>
          </table:table-cell>
          <table:table-cell table:formula="of:=(IF([.C97]&gt;90;&quot;A&quot;;IF([.C97]&gt;80;&quot;B&quot;;IF([.C97]&gt;70;&quot;C&quot;;IF([.C97]&gt;60;&quot;D&quot;;&quot;F&quot;)))))" office:value-type="string" office:string-value="F" calcext:value-type="string">
            <text:p>F</text:p>
          </table:table-cell>
          <table:table-cell table:formula="of:=VLOOKUP([.C97]; [.H$30:.I$34]; 2; 1)" office:value-type="string" office:string-value="F" calcext:value-type="string">
            <text:p>F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96" calcext:value-type="float">
            <text:p>612203096</text:p>
          </table:table-cell>
          <table:table-cell office:value-type="float" office:value="48" calcext:value-type="float">
            <text:p>48</text:p>
          </table:table-cell>
          <table:table-cell table:formula="of:=(IF([.C98]&gt;90;&quot;A&quot;;IF([.C98]&gt;80;&quot;B&quot;;IF([.C98]&gt;70;&quot;C&quot;;IF([.C98]&gt;60;&quot;D&quot;;&quot;F&quot;)))))" office:value-type="string" office:string-value="F" calcext:value-type="string">
            <text:p>F</text:p>
          </table:table-cell>
          <table:table-cell table:formula="of:=VLOOKUP([.C98]; [.H$30:.I$34]; 2; 1)" office:value-type="string" office:string-value="F" calcext:value-type="string">
            <text:p>F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97" calcext:value-type="float">
            <text:p>612203097</text:p>
          </table:table-cell>
          <table:table-cell office:value-type="float" office:value="64" calcext:value-type="float">
            <text:p>64</text:p>
          </table:table-cell>
          <table:table-cell table:formula="of:=(IF([.C99]&gt;90;&quot;A&quot;;IF([.C99]&gt;80;&quot;B&quot;;IF([.C99]&gt;70;&quot;C&quot;;IF([.C99]&gt;60;&quot;D&quot;;&quot;F&quot;)))))" office:value-type="string" office:string-value="D" calcext:value-type="string">
            <text:p>D</text:p>
          </table:table-cell>
          <table:table-cell table:formula="of:=VLOOKUP([.C99]; [.H$30:.I$34]; 2; 1)" office:value-type="string" office:string-value="D" calcext:value-type="string">
            <text:p>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98" calcext:value-type="float">
            <text:p>612203098</text:p>
          </table:table-cell>
          <table:table-cell office:value-type="float" office:value="39" calcext:value-type="float">
            <text:p>39</text:p>
          </table:table-cell>
          <table:table-cell table:formula="of:=(IF([.C100]&gt;90;&quot;A&quot;;IF([.C100]&gt;80;&quot;B&quot;;IF([.C100]&gt;70;&quot;C&quot;;IF([.C100]&gt;60;&quot;D&quot;;&quot;F&quot;)))))" office:value-type="string" office:string-value="F" calcext:value-type="string">
            <text:p>F</text:p>
          </table:table-cell>
          <table:table-cell table:formula="of:=VLOOKUP([.C100]; [.H$30:.I$34]; 2; 1)" office:value-type="string" office:string-value="F" calcext:value-type="string">
            <text:p>F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099" calcext:value-type="float">
            <text:p>612203099</text:p>
          </table:table-cell>
          <table:table-cell office:value-type="float" office:value="90" calcext:value-type="float">
            <text:p>90</text:p>
          </table:table-cell>
          <table:table-cell table:formula="of:=(IF([.C101]&gt;90;&quot;A&quot;;IF([.C101]&gt;80;&quot;B&quot;;IF([.C101]&gt;70;&quot;C&quot;;IF([.C101]&gt;60;&quot;D&quot;;&quot;F&quot;)))))" office:value-type="string" office:string-value="B" calcext:value-type="string">
            <text:p>B</text:p>
          </table:table-cell>
          <table:table-cell table:formula="of:=VLOOKUP([.C101]; [.H$30:.I$34]; 2; 1)" office:value-type="string" office:string-value="B" calcext:value-type="string">
            <text:p>B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203100" calcext:value-type="float">
            <text:p>612203100</text:p>
          </table:table-cell>
          <table:table-cell office:value-type="float" office:value="95" calcext:value-type="float">
            <text:p>95</text:p>
          </table:table-cell>
          <table:table-cell table:formula="of:=(IF([.C102]&gt;90;&quot;A&quot;;IF([.C102]&gt;80;&quot;B&quot;;IF([.C102]&gt;70;&quot;C&quot;;IF([.C102]&gt;60;&quot;D&quot;;&quot;F&quot;)))))" office:value-type="string" office:string-value="A" calcext:value-type="string">
            <text:p>A</text:p>
          </table:table-cell>
          <table:table-cell table:formula="of:=VLOOKUP([.C102]; [.H$30:.I$34]; 2; 1)" office:value-type="string" office:string-value="A" calcext:value-type="string">
            <text:p>A</text:p>
          </table:table-cell>
          <table:table-cell table:number-columns-repeated="1019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2T11:26:56.098618333</meta:creation-date>
    <dc:date>2023-05-02T12:00:13.401528962</dc:date>
    <meta:editing-duration>PT12M47S</meta:editing-duration>
    <meta:editing-cycles>2</meta:editing-cycles>
    <meta:generator>LibreOffice/6.4.7.2$Linux_X86_64 LibreOffice_project/40$Build-2</meta:generator>
    <meta:document-statistic meta:table-count="1" meta:cell-count="42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01cm" svg:y="4.201cm" style:legend-expansion="high" chart:style-name="ch2"/>
        <chart:plot-area chart:style-name="ch3" table:cell-range-address="Sheet1.J29:Sheet1.J34" chart:data-source-has-labels="column" svg:x="0.32cm" svg:y="0.18cm" svg:width="12.561cm" svg:height="8.64cm">
          <chartooo:coordinate-region svg:x="0.941cm" svg:y="0.379cm" svg:width="11.753cm" svg:height="7.794cm"/>
          <chart:axis chart:dimension="x" chart:name="primary-x" chart:style-name="ch4" chartooo:axis-type="auto">
            <chartooo:date-scale/>
            <chart:categories table:cell-range-address="Sheet1.J29:Sheet1.J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J30:Sheet1.J34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COUNT</text:p>
                <draw:g>
                  <svg:desc>Sheet1.J29:Sheet1.J33</svg:desc>
                </draw:g>
              </table:table-cell>
              <table:table-cell office:value-type="float" office:value="38">
                <text:p>38</text:p>
                <draw:g>
                  <svg:desc>Sheet1.J30:Sheet1.J34</svg:desc>
                </draw:g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